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485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/>
          <table:table-cell table:style-name="ce3" office:value-type="string" calcext:value-type="string">
            <text:p>DESCRIZIONE</text:p>
          </table:table-cell>
          <table:table-cell table:style-name="ce6"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1</text:p>
          </table:table-cell>
          <table:table-cell/>
          <table:table-cell office:value-type="string" calcext:value-type="string">
            <text:p>L’interfaccia utente sarà grafica e realizzata tramite Java Swing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2">
          <table:table-cell office:value-type="string" calcext:value-type="string">
            <text:p>RNF02</text:p>
          </table:table-cell>
          <table:table-cell/>
          <table:table-cell office:value-type="string" calcext:value-type="string">
            <text:p>Specifica e progettazione saranno definite tramite diagrammi UML.</text:p>
            <text:p>Non è prevista documentazione in linguaggio naturale per i requisiti funzionali.</text:p>
            <text:p>L’aspetto grafico dell’interfaccia utente sarà definito tramite sketch (bozze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3</text:p>
          </table:table-cell>
          <table:table-cell/>
          <table:table-cell office:value-type="string" calcext:value-type="string">
            <text:p>Il sistema sarà implementato in linguaggio Java seguendo i diagrammi di progettazion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4</text:p>
          </table:table-cell>
          <table:table-cell/>
          <table:table-cell office:value-type="string" calcext:value-type="string">
            <text:p>La comunicazione tra i componenti sarà basata su Java RMI (Remote Method Invocation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5</text:p>
          </table:table-cell>
          <table:table-cell/>
          <table:table-cell office:value-type="string" calcext:value-type="string">
            <text:p>I database saranno implementati usando SQLite e Java DataBase Connectivity (JDBC)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3">
          <table:table-cell office:value-type="string" calcext:value-type="string">
            <text:p>RNF06</text:p>
          </table:table-cell>
          <table:table-cell/>
          <table:table-cell office:value-type="string" calcext:value-type="string">
            <text:p>Saranno utilizzati i seguenti tool:</text:p>
            <text:p>- Visual Paradigm per disegnare i diagrammi UML e gli sketch (bozze) dell’interfaccia utente;</text:p>
            <text:p>- Gradle per compilare, eseguire e testare il codice;</text:p>
            <text:p>- Git per condividere documentazione e codice tra gli sviluppatori;</text:p>
            <text:p>- GitLab sarà utilizzato come repository on-line;</text:p>
            <text:p>- SQLiteBrowser o SQLiteStudio per visualizzare e modificare i contenuti dei databas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4">
          <table:table-cell office:value-type="string" calcext:value-type="string">
            <text:p>RNF07</text:p>
          </table:table-cell>
          <table:table-cell/>
          <table:table-cell office:value-type="string" calcext:value-type="string">
            <text:p>Lo sviluppo inizia ad ottobre 2023 e sono previste le seguenti scadenze:</text:p>
            <text:p>- fine ottobre: diagrammi di specifica (classi, casi d'uso, stati);</text:p>
            <text:p>- fine novembre: diagrammi di progettazione (componenti, deployment, classi, package, sequenza, attività)</text:p>
            <text:p>  e Sketch (bozze) dell'interfaccia utente.</text:p>
            <text:p>- metà gennaio: codice e test-case di ogni requisito funzionale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8</text:p>
          </table:table-cell>
          <table:table-cell/>
          <table:table-cell office:value-type="string" calcext:value-type="string">
            <text:p>Le date saranno memorizzate nel formato standard, cioè YYYY-MM-DD HH:MI:SS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09</text:p>
          </table:table-cell>
          <table:table-cell/>
          <table:table-cell office:value-type="string" calcext:value-type="string">
            <text:p>La username deve contenere almeno 3 caratteri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NF10</text:p>
          </table:table-cell>
          <table:table-cell/>
          <table:table-cell table:style-name="ce5" office:value-type="string" calcext:value-type="string">
            <text:p>La password deve contenere almeno 6 caratteri di cui almeno una cifra e una lettera dell'alfabeto.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18"/>
        </table:table-row>
        <table:table-row table:style-name="ro1" table:number-rows-repeated="104854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00/00/0000</text:date>, <text:time style:data-style-name="N2" text:time-value="21:56:05.203569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9:15:15.433968696</meta:creation-date>
    <dc:date>2023-10-25T21:57:34.035896669</dc:date>
    <meta:editing-duration>PT2H6M42S</meta:editing-duration>
    <meta:editing-cycles>18</meta:editing-cycles>
    <meta:generator>LibreOffice/5.1.6.2.0$Linux_X86_64 LibreOffice_project/10$Build-2</meta:generator>
    <meta:document-statistic meta:table-count="1" meta:cell-count="22" meta:object-count="0"/>
  </office:meta>
</office:document-meta>
</file>